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2c70" officeooo:paragraph-rsid="000a2c70"/>
    </style:style>
    <style:style style:name="P2" style:family="paragraph" style:parent-style-name="Standard">
      <style:text-properties fo:font-style="normal" style:text-underline-style="none" fo:font-weight="normal" officeooo:rsid="004b7569" officeooo:paragraph-rsid="003cbf7b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officeooo:rsid="00727e36" officeooo:paragraph-rsid="00727e36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a2c70" officeooo:paragraph-rsid="000a2c70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7ce69b" officeooo:paragraph-rsid="007ce69b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7ce69b" officeooo:paragraph-rsid="007ce69b" style:font-size-asian="16pt" style:font-weight-asian="bold" style:font-size-complex="16pt" style:font-weight-complex="bold"/>
    </style:style>
    <style:style style:name="P7" style:family="paragraph" style:parent-style-name="Standard" style:list-style-name="L1">
      <style:text-properties officeooo:rsid="000a2c70" officeooo:paragraph-rsid="000a2c70"/>
    </style:style>
    <style:style style:name="P8" style:family="paragraph" style:parent-style-name="Standard" style:list-style-name="L2">
      <style:text-properties officeooo:rsid="000a2c70" officeooo:paragraph-rsid="000a2c70"/>
    </style:style>
    <style:style style:name="P9" style:family="paragraph" style:parent-style-name="Standard" style:list-style-name="L2">
      <style:text-properties officeooo:paragraph-rsid="000a2c70"/>
    </style:style>
    <style:style style:name="P10" style:family="paragraph" style:parent-style-name="Standard" style:list-style-name="L2">
      <style:text-properties officeooo:paragraph-rsid="00148a26"/>
    </style:style>
    <style:style style:name="P11" style:family="paragraph" style:parent-style-name="Standard" style:list-style-name="L2">
      <style:text-properties officeooo:paragraph-rsid="00135054"/>
    </style:style>
    <style:style style:name="P12" style:family="paragraph" style:parent-style-name="Standard" style:list-style-name="L2">
      <style:text-properties officeooo:paragraph-rsid="0064b4ee"/>
    </style:style>
    <style:style style:name="P13" style:family="paragraph" style:parent-style-name="Standard" style:list-style-name="L2">
      <style:text-properties officeooo:paragraph-rsid="004eaf64"/>
    </style:style>
    <style:style style:name="P14" style:family="paragraph" style:parent-style-name="Standard" style:list-style-name="L2">
      <style:text-properties fo:font-weight="normal" officeooo:rsid="0039017e" officeooo:paragraph-rsid="0039017e" style:font-weight-asian="normal" style:font-weight-complex="normal"/>
    </style:style>
    <style:style style:name="P15" style:family="paragraph" style:parent-style-name="Standard" style:list-style-name="L2">
      <style:text-properties officeooo:rsid="002a09ec" officeooo:paragraph-rsid="002a09ec"/>
    </style:style>
    <style:style style:name="P16" style:family="paragraph" style:parent-style-name="Standard" style:list-style-name="L2">
      <style:text-properties officeooo:rsid="000b9671" officeooo:paragraph-rsid="000b9671"/>
    </style:style>
    <style:style style:name="P17" style:family="paragraph" style:parent-style-name="Standard" style:list-style-name="L5">
      <style:text-properties officeooo:rsid="000b9671" officeooo:paragraph-rsid="000b9671"/>
    </style:style>
    <style:style style:name="P18" style:family="paragraph" style:parent-style-name="Standard" style:list-style-name="L2">
      <style:text-properties officeooo:rsid="0011600d" officeooo:paragraph-rsid="0011600d"/>
    </style:style>
    <style:style style:name="P19" style:family="paragraph" style:parent-style-name="Standard" style:list-style-name="L2">
      <style:text-properties officeooo:rsid="004422d6" officeooo:paragraph-rsid="004422d6"/>
    </style:style>
    <style:style style:name="P20" style:family="paragraph" style:parent-style-name="Standard" style:list-style-name="L2">
      <style:text-properties fo:font-style="normal" style:text-underline-style="none" fo:font-weight="normal" officeooo:rsid="00479cf8" officeooo:paragraph-rsid="00479cf8" style:font-style-asian="normal" style:font-weight-asian="normal" style:font-style-complex="normal" style:font-weight-complex="normal"/>
    </style:style>
    <style:style style:name="P21" style:family="paragraph" style:parent-style-name="Standard" style:list-style-name="L2">
      <style:text-properties fo:font-style="normal" style:text-underline-style="none" fo:font-weight="normal" officeooo:rsid="0047c959" officeooo:paragraph-rsid="0047c959" style:font-style-asian="normal" style:font-weight-asian="normal" style:font-style-complex="normal" style:font-weight-complex="normal"/>
    </style:style>
    <style:style style:name="P22" style:family="paragraph" style:parent-style-name="Standard" style:list-style-name="L2">
      <style:text-properties fo:font-style="normal" style:text-underline-style="none" fo:font-weight="normal" officeooo:rsid="0047c959" officeooo:paragraph-rsid="0064b4ee" style:font-style-asian="normal" style:font-weight-asian="normal" style:font-style-complex="normal" style:font-weight-complex="normal"/>
    </style:style>
    <style:style style:name="P23" style:family="paragraph" style:parent-style-name="Standard" style:list-style-name="L2">
      <style:text-properties fo:font-style="normal" style:text-underline-style="none" fo:font-weight="normal" officeooo:rsid="004c1ea9" officeooo:paragraph-rsid="0064b4ee" style:font-style-asian="normal" style:font-weight-asian="normal" style:font-style-complex="normal" style:font-weight-complex="normal"/>
    </style:style>
    <style:style style:name="P24" style:family="paragraph" style:parent-style-name="Standard" style:list-style-name="L2">
      <style:text-properties officeooo:rsid="0047c959" officeooo:paragraph-rsid="0047c959"/>
    </style:style>
    <style:style style:name="P25" style:family="paragraph" style:parent-style-name="Standard" style:list-style-name="L2">
      <style:text-properties officeooo:rsid="0033751e" officeooo:paragraph-rsid="0033751e"/>
    </style:style>
    <style:style style:name="P26" style:family="paragraph" style:parent-style-name="Standard" style:list-style-name="L2">
      <style:text-properties fo:font-weight="bold" officeooo:rsid="000fa6e3" officeooo:paragraph-rsid="0033751e" style:font-weight-asian="bold" style:font-weight-complex="bold"/>
    </style:style>
    <style:style style:name="P27" style:family="paragraph" style:parent-style-name="Standard" style:list-style-name="L2">
      <style:text-properties fo:font-weight="bold" officeooo:rsid="000fa6e3" officeooo:paragraph-rsid="004eaf64" style:font-weight-asian="bold" style:font-weight-complex="bold"/>
    </style:style>
    <style:style style:name="P28" style:family="paragraph" style:parent-style-name="Standard" style:list-style-name="L2">
      <style:text-properties fo:font-weight="bold" officeooo:rsid="006af09a" officeooo:paragraph-rsid="006af09a" style:font-weight-asian="bold" style:font-weight-complex="bold"/>
    </style:style>
    <style:style style:name="P29" style:family="paragraph" style:parent-style-name="Standard" style:list-style-name="L2">
      <style:text-properties officeooo:rsid="004eaf64" officeooo:paragraph-rsid="004eaf64"/>
    </style:style>
    <style:style style:name="P30" style:family="paragraph" style:parent-style-name="Standard" style:list-style-name="L2">
      <style:text-properties officeooo:rsid="00531e9c" officeooo:paragraph-rsid="00531e9c"/>
    </style:style>
    <style:style style:name="P31" style:family="paragraph" style:parent-style-name="Standard" style:list-style-name="L2">
      <style:text-properties officeooo:rsid="006af09a" officeooo:paragraph-rsid="006af09a"/>
    </style:style>
    <style:style style:name="P32" style:family="paragraph" style:parent-style-name="Standard" style:list-style-name="L2">
      <style:text-properties officeooo:rsid="0067a013" officeooo:paragraph-rsid="0067a013"/>
    </style:style>
    <style:style style:name="P33" style:family="paragraph" style:parent-style-name="Standard" style:list-style-name="L2">
      <style:text-properties officeooo:rsid="0070f89b" officeooo:paragraph-rsid="0070f89b"/>
    </style:style>
    <style:style style:name="P34" style:family="paragraph" style:parent-style-name="Standard" style:list-style-name="L2">
      <style:text-properties officeooo:rsid="0079babf" officeooo:paragraph-rsid="0079babf"/>
    </style:style>
    <style:style style:name="P35" style:family="paragraph" style:parent-style-name="Standard" style:list-style-name="L2">
      <style:text-properties officeooo:rsid="00727e36" officeooo:paragraph-rsid="00727e36"/>
    </style:style>
    <style:style style:name="P36" style:family="paragraph" style:parent-style-name="Standard" style:list-style-name="L3">
      <style:text-properties officeooo:rsid="0077e6cb" officeooo:paragraph-rsid="0077e6cb"/>
    </style:style>
    <style:style style:name="P37" style:family="paragraph" style:parent-style-name="Standard" style:list-style-name="L4">
      <style:text-properties fo:color="#800000" loext:opacity="100%" fo:font-size="13pt" fo:font-weight="bold" officeooo:rsid="000b9671" officeooo:paragraph-rsid="000fa6e3" style:font-size-asian="13pt" style:font-weight-asian="bold" style:font-size-complex="13pt" style:font-weight-complex="bold"/>
    </style:style>
    <style:style style:name="T1" style:family="text">
      <style:text-properties officeooo:rsid="000a2c7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2c70" style:font-weight-asian="bold" style:font-weight-complex="bold"/>
    </style:style>
    <style:style style:name="T4" style:family="text">
      <style:text-properties fo:font-weight="bold" officeooo:rsid="002a09ec" style:font-weight-asian="bold" style:font-weight-complex="bold"/>
    </style:style>
    <style:style style:name="T5" style:family="text">
      <style:text-properties fo:font-weight="bold" officeooo:rsid="000fa6e3" style:font-weight-asian="bold" style:font-weight-complex="bold"/>
    </style:style>
    <style:style style:name="T6" style:family="text">
      <style:text-properties fo:font-weight="bold" officeooo:rsid="00763545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tyle="italic" style:text-underline-style="solid" style:text-underline-width="auto" style:text-underline-color="font-color" officeooo:rsid="0011600d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solid" style:text-underline-width="auto" style:text-underline-color="font-color" fo:font-weight="normal" officeooo:rsid="0011600d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solid" style:text-underline-width="auto" style:text-underline-color="font-color" fo:font-weight="normal" officeooo:rsid="00135054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solid" style:text-underline-width="auto" style:text-underline-color="font-color" fo:font-weight="normal" officeooo:rsid="00155f84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3195a9" style:font-style-asian="italic" style:font-weight-asian="normal" style:font-style-complex="italic" style:font-weight-complex="normal"/>
    </style:style>
    <style:style style:name="T15" style:family="text">
      <style:text-properties fo:color="#800000" loext:opacity="100%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800000" loext:opacity="100%" fo:font-size="14pt" fo:font-weight="bold" officeooo:rsid="000ee0a4" style:font-size-asian="14pt" style:font-weight-asian="bold" style:font-size-complex="14pt" style:font-weight-complex="bold"/>
    </style:style>
    <style:style style:name="T17" style:family="text">
      <style:text-properties officeooo:rsid="0011600d"/>
    </style:style>
    <style:style style:name="T18" style:family="text">
      <style:text-properties fo:font-style="normal" style:text-underline-style="solid" style:text-underline-width="auto" style:text-underline-color="font-color" fo:font-weight="normal" officeooo:rsid="00135054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officeooo:rsid="00135054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155f84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4422d6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4b7569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fo:font-weight="normal" officeooo:rsid="004c1ea9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fo:font-weight="normal" officeooo:rsid="004d91c1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officeooo:rsid="0064b4ee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normal" officeooo:rsid="00695029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bold" officeooo:rsid="00135054" style:font-style-asian="normal" style:font-weight-asian="bold" style:font-style-complex="normal" style:font-weight-complex="bold"/>
    </style:style>
    <style:style style:name="T29" style:family="text">
      <style:text-properties fo:font-style="normal" style:text-underline-style="none" fo:font-weight="bold" officeooo:rsid="004b7569" style:font-style-asian="normal" style:font-weight-asian="bold" style:font-style-complex="normal" style:font-weight-complex="bold"/>
    </style:style>
    <style:style style:name="T30" style:family="text">
      <style:text-properties officeooo:rsid="002a09ec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2a09ec" style:font-weight-asian="normal" style:font-weight-complex="normal"/>
    </style:style>
    <style:style style:name="T33" style:family="text">
      <style:text-properties fo:font-weight="normal" officeooo:rsid="0069cc22" style:font-weight-asian="normal" style:font-weight-complex="normal"/>
    </style:style>
    <style:style style:name="T34" style:family="text">
      <style:text-properties fo:font-weight="normal" officeooo:rsid="006d25d7" style:font-weight-asian="normal" style:font-weight-complex="normal"/>
    </style:style>
    <style:style style:name="T35" style:family="text">
      <style:text-properties fo:font-weight="normal" officeooo:rsid="006f009a" style:font-weight-asian="normal" style:font-weight-complex="normal"/>
    </style:style>
    <style:style style:name="T36" style:family="text">
      <style:text-properties fo:font-weight="normal" officeooo:rsid="007ce69b" style:font-weight-asian="normal" style:font-weight-complex="normal"/>
    </style:style>
    <style:style style:name="T37" style:family="text">
      <style:text-properties officeooo:rsid="00429c18"/>
    </style:style>
    <style:style style:name="T38" style:family="text">
      <style:text-properties officeooo:rsid="00429d5a"/>
    </style:style>
    <style:style style:name="T39" style:family="text">
      <style:text-properties officeooo:rsid="000fa6e3"/>
    </style:style>
    <style:style style:name="T40" style:family="text">
      <style:text-properties officeooo:rsid="00695029"/>
    </style:style>
    <style:style style:name="T41" style:family="text">
      <style:text-properties officeooo:rsid="006d25d7"/>
    </style:style>
    <style:style style:name="T42" style:family="text">
      <style:text-properties officeooo:rsid="00763545"/>
    </style:style>
    <style:style style:name="T43" style:family="text">
      <style:text-properties officeooo:rsid="007ce69b"/>
    </style:style>
    <style:style style:name="T44" style:family="text">
      <style:text-properties fo:color="#000000" loext:opacity="100%" fo:font-weight="bold" officeooo:rsid="007ce69b" style:font-weight-asian="bold" style:font-weight-complex="bold"/>
    </style:style>
    <style:style style:name="T45" style:family="text">
      <style:text-properties officeooo:rsid="007d7a3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6">LEGENDA: </text:p>
      <text:p text:style-name="P6">(*) → da fare prossimamente</text:p>
      <text:p text:style-name="P5"/>
      <text:p text:style-name="P4">ANALISI LAVORO RETI NEURALI:</text:p>
      <text:p text:style-name="P1"/>
      <text:list xml:id="list2953381459" text:style-name="L1">
        <text:list-item>
          <text:p text:style-name="P7"><text:span text:style-name="T15">Usare il modulo digraph.</text:span><text:span text:style-name="T16">erl</text:span><text:span text:style-name="T15"> per il genotipo:</text:span></text:p>
        </text:list-item>
      </text:list>
      <text:list xml:id="list2043868482" text:style-name="L2">
        <text:list-item>
          <text:list>
            <text:list-item>
              <text:p text:style-name="P9"><text:span text:style-name="T1">Modularizzare </text:span><text:span text:style-name="T3">genotype.erl</text:span><text:span text:style-name="T1"> e </text:span><text:span text:style-name="T3">phenotype.erl</text:span><text:span text:style-name="T1">:FATTO</text:span></text:p>
              <text:list>
                <text:list-item>
                  <text:list>
                    <text:list-item>
                      <text:p text:style-name="P14"><text:span text:style-name="T1">L</text:span>avorano su un grafo.</text:p>
                    </text:list-item>
                    <text:list-item>
                      <text:p text:style-name="P15"><text:span text:style-name="T3">P</text:span><text:span text:style-name="T2">henotype.erl </text:span><text:span text:style-name="T31">può mandare un messaggio/eseguire azione sugli elementi del fenotipo.(vedi </text:span><text:span text:style-name="T9">backup_weights</text:span><text:span text:style-name="T31"> ecc..), sarebbe un </text:span><text:span text:style-name="T13">update/</text:span><text:span text:style-name="T14">set</text:span><text:span text:style-name="T31">.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32">Inserire in</text:span><text:span text:style-name="T4"> nn_service.erl </text:span><text:span text:style-name="T32">la</text:span> mappa<text:span text:style-name="T30">tura tra</text:span> genotipo e fenotipo: <text:span text:style-name="T38">FATTO</text:span></text:p>
              <text:list>
                <text:list-item>
                  <text:list>
                    <text:list-item>
                      <text:p text:style-name="P16">Sa in base al tipo della rete(rnn, som, ecc), come mappare.</text:p>
                    </text:list-item>
                    <text:list-item>
                      <text:p text:style-name="P18">La mappatura deve essere efficiente in termini di memoria ovvero non deve esserci duplicazione di dati durante l’esecuzione:</text:p>
                      <text:list>
                        <text:list-item>
                          <text:list>
                            <text:list-item>
                              <text:p text:style-name="P18"><text:span text:style-name="T7">Da genotipo a fenotipo</text:span>: <text:span text:style-name="T37">FATTO</text:span></text:p>
                              <text:list>
                                <text:list-item>
                                  <text:p text:style-name="P18">Vengono spawnati prima i nodi, poi vengono aggiunti gli archi:</text:p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<text:span text:style-name="T17">In </text:span><text:span text:style-name="T28">neuron.erl, sensor.erl, actuator.erl e cortex.erl</text:span><text:span text:style-name="T17"> aggiungere funzioni </text:span><text:span text:style-name="T8">get,set</text:span><text:span text:style-name="T17"> di archi che opera sul record del rispettivo fenotipo(ex: per </text:span><text:span text:style-name="T10">neuron_pheno </text:span><text:span text:style-name="T21">va sui</text:span><text:span text:style-name="T12"> </text:span><text:span text:style-name="T20">campi</text:span><text:span text:style-name="T11"> faninsWeight, fanouts, roInsWeights, roouts</text:span><text:span text:style-name="T20">)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1"><text:span text:style-name="T18">Da fenotipo a genotipo</text:span><text:span text:style-name="T20">: </text:span><text:span text:style-name="T22">FATTO</text:span></text:p>
                              <text:list>
                                <text:list-item>
                                  <text:p text:style-name="P19"><text:span text:style-name="T20">S</text:span><text:span text:style-name="T19">imile a sopra.</text:span></text:p>
                                </text:list-item>
                                <text:list-item>
                                  <text:p text:style-name="P20">Per recuperare informazioni sul fenotipo vengono utilizzati le funzioni nei moduli specifici del fenotipo(neuron, sensor ecc.):</text:p>
                                  <text:list>
                                    <text:list-item>
                                      <text:p text:style-name="P20">Per recuperare le sinapsi.</text:p>
                                    </text:list-item>
                                  </text:list>
                                </text:list-item>
                                <text:list-item>
                                  <text:p text:style-name="P24"><text:span text:style-name="T19">I fenotipi </text:span><text:span text:style-name="T29">Actuator,</text:span><text:span text:style-name="T23"> </text:span><text:span text:style-name="T29">Cortex</text:span><text:span text:style-name="T23">, </text:span><text:span text:style-name="T29">Sensor</text:span><text:span text:style-name="T23">, </text:span><text:span text:style-name="T29">Neuron</text:span><text:span text:style-name="T23"> e </text:span><text:span text:style-name="T29">Neuron_som</text:span><text:span text:style-name="T23"> </text:span><text:span text:style-name="T19">devo implementare le seguenti </text:span><text:span text:style-name="T9">call</text:span><text:span text:style-name="T19">:</text:span></text:p>
                                  <text:list>
                                    <text:list-item>
                                      <text:p text:style-name="P21">get</text:p>
                                    </text:list-item>
                                    <text:list-item>
                                      <text:p text:style-name="P21">{update, Label} :specifica per fenotipo</text:p>
                                    </text:list-item>
                                    <text:list-item>
                                      <text:p text:style-name="P21">{add_synapse, Label}</text:p>
                                    </text:list-item>
                                    <text:list-item>
                                      <text:p text:style-name="P21">{delete_synapse, Id}</text:p>
                                    </text:list-item>
                                    <text:list-item>
                                      <text:p text:style-name="P22">stop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"><text:span text:style-name="T25"><text:s/></text:span><text:span text:style-name="T23">Effettuare i test su genotipo, fenotipo e mappatura: </text:span><text:span text:style-name="T27">FATTO</text:span></text:p>
              <text:list>
                <text:list-item>
                  <text:p text:style-name="P23">Testare singole api genotype.erl. <text:span text:style-name="T40">fatto</text:span></text:p>
                </text:list-item>
                <text:list-item>
                  <text:p text:style-name="P23">Testare singole api phenotype.erl. <text:span text:style-name="T40">fatto</text:span></text:p>
                </text:list-item>
                <text:list-item>
                  <text:p text:style-name="P12"><text:span text:style-name="T24">Testare mappatura </text:span><text:span text:style-name="T26">tra genotipo e fenotipo</text:span><text:span text:style-name="T24">. </text:span><text:span text:style-name="T27">fatto</text:span></text:p>
                </text:list-item>
              </text:list>
            </text:list-item>
          </text:list>
        </text:list-item>
      </text:list>
      <text:p text:style-name="P2"/>
      <text:list xml:id="list93544696575815" text:continue-numbering="true" text:style-name="L2">
        <text:list-item>
          <text:list>
            <text:list-item>
              <text:p text:style-name="P25">Moduli da modificare in funzione dell’uso del digraph:</text:p>
              <text:list>
                <text:list-item>
                  <text:p text:style-name="P26">Trainer.erl.</text:p>
                </text:list-item>
                <text:list-item>
                  <text:p text:style-name="P26">Genotype_mutator.erl: <text:span text:style-name="T36">fare il modulo di test</text:span><text:span text:style-name="T43">(*)</text:span></text:p>
                </text:list-item>
                <text:list-item>
                  <text:p text:style-name="P27">Agent.erl: <text:span text:style-name="T35">FATTO</text:span></text:p>
                  <text:list>
                    <text:list-item>
                      <text:p text:style-name="P29"><text:span text:style-name="T31">Get e set del </text:span><text:span text:style-name="T33">f</text:span><text:span text:style-name="T31">enotipo</text:span><text:span text:style-name="T2">.</text:span></text:p>
                    </text:list-item>
                    <text:list-item>
                      <text:p text:style-name="P13"><text:span text:style-name="T5"><text:s/></text:span><text:span text:style-name="T39">funzioni di salvataggio e caricamento rete.</text:span></text:p>
                    </text:list-item>
                  </text:list>
                </text:list-item>
                <text:list-item>
                  <text:p text:style-name="P30"><text:span text:style-name="T2">Plasticity.erl</text:span>: <text:span text:style-name="T41">FATTO</text:span></text:p>
                  <text:list>
                    <text:list-item>
                      <text:p text:style-name="P30">Aggiornare con la nuova struttura dei pesi del neurone</text:p>
                    </text:list-item>
                  </text:list>
                </text:list-item>
                <text:list-item>
                  <text:p text:style-name="P28">Population_monitor.erl: <text:span text:style-name="T34">FATTO</text:span></text:p>
                  <text:list>
                    <text:list-item>
                      <text:p text:style-name="P31">Viene momentaneamente sospeso.</text:p>
                    </text:list-item>
                  </text:list>
                </text:list-item>
              </text:list>
            </text:list-item>
            <text:list-item>
              <text:p text:style-name="P32">Testare i moduli modificati</text:p>
            </text:list-item>
          </text:list>
        </text:list-item>
        <text:list-item>
          <text:p text:style-name="P33">In <text:span text:style-name="T2">phenotype.erl</text:span> <text:span text:style-name="T42">a</text:span>ggiungere le seguenti funzioni <text:span text:style-name="T42">aggiunte in </text:span><text:span text:style-name="T6">genotype.erl</text:span>:<text:span text:style-name="T44">(*)</text:span></text:p>
          <text:list>
            <text:list-item>
              <text:list>
                <text:list-item>
                  <text:p text:style-name="P33"><text:soft-page-break/><text:span text:style-name="T2">get_elements_ids</text:span> → ritorna gli id di tutti i nodi</text:p>
                </text:list-item>
                <text:list-item>
                  <text:p text:style-name="P33"><text:span text:style-name="T2">get_synapses_ids</text:span> → ritorna gli id di tutti gli archi</text:p>
                </text:list-item>
                <text:list-item>
                  <text:p text:style-name="P34"><text:span text:style-name="T2">get_layers</text:span> → ritorna la lista ordinata dei layers presenti</text:p>
                </text:list-item>
                <text:list-item>
                  <text:p text:style-name="P35"><text:span text:style-name="T2">update_element_phenotype</text:span> → aggiorna il fenotipo di un elemento</text:p>
                </text:list-item>
                <text:list-item>
                  <text:p text:style-name="P35"><text:span text:style-name="T2">update_synapse_phenotype</text:span> → aggiorna il fenotip<text:span text:style-name="T45">o</text:span> di una sinapsi.</text:p>
                </text:list-item>
              </text:list>
            </text:list-item>
          </text:list>
        </text:list-item>
      </text:list>
      <text:p text:style-name="P3"><text:s text:c="13"/><text:span text:style-name="T42">NB: Vanno aggiunte ai relativi moduli di test</text:span></text:p>
      <text:p text:style-name="P3"/>
      <text:list xml:id="list4201036499" text:style-name="L3">
        <text:list-header>
          <text:p text:style-name="P36">TODO NEXT:</text:p>
          <text:list>
            <text:list-item>
              <text:p text:style-name="P36">In <text:span text:style-name="T2">phenotype.erl</text:span> e <text:span text:style-name="T2">genotype.erl</text:span> i metodo add, update, delete ritornano il nuovo genotipo/fenotipo</text:p>
            </text:list-item>
          </text:list>
        </text:list-header>
      </text:list>
      <text:list xml:id="list2749270624" text:style-name="L4">
        <text:list-header>
          <text:p text:style-name="P37"/>
        </text:list-header>
      </text:list>
      <text:list xml:id="list3837228731" text:style-name="L5">
        <text:list-header>
          <text:p text:style-name="P17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size="14pt" fo:font-weight="bold" style:font-size-asian="12.25pt" style:font-weight-asian="bold" style:font-size-complex="14pt" style:font-weight-complex="bold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7T15:40:55.662784137</meta:creation-date>
    <dc:date>2022-06-22T09:35:44.213515540</dc:date>
    <meta:editing-duration>P1DT2H3M4S</meta:editing-duration>
    <meta:editing-cycles>95</meta:editing-cycles>
    <meta:generator>LibreOffice/7.0.4.2$Linux_X86_64 LibreOffice_project/00$Build-2</meta:generator>
    <meta:document-statistic meta:table-count="0" meta:image-count="0" meta:object-count="0" meta:page-count="2" meta:paragraph-count="49" meta:word-count="367" meta:character-count="2358" meta:non-whitespace-character-count="2067"/>
  </office:meta>
</office:document-meta>
</file>